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5ab" officeooo:paragraph-rsid="0001f5ab"/>
    </style:style>
    <style:style style:name="P2" style:family="paragraph" style:parent-style-name="Standard">
      <style:text-properties officeooo:rsid="00025d2e" officeooo:paragraph-rsid="00025d2e"/>
    </style:style>
    <style:style style:name="P3" style:family="paragraph" style:parent-style-name="Standard">
      <style:text-properties officeooo:rsid="00025d2e" officeooo:paragraph-rsid="00025d2e"/>
    </style:style>
    <style:style style:name="P4" style:family="paragraph" style:parent-style-name="Standard">
      <style:text-properties officeooo:rsid="0004174b" officeooo:paragraph-rsid="0004174b"/>
    </style:style>
    <style:style style:name="P5" style:family="paragraph" style:parent-style-name="Standard">
      <style:text-properties style:font-name="sans-serif" fo:font-size="11.25pt"/>
    </style:style>
    <style:style style:name="P6" style:family="paragraph" style:parent-style-name="Standard">
      <style:text-properties style:font-name="sans-serif" fo:font-size="11.25pt" officeooo:rsid="0004174b" officeooo:paragraph-rsid="0004174b"/>
    </style:style>
    <style:style style:name="P7" style:family="paragraph" style:parent-style-name="Standard">
      <style:text-properties style:font-name="monospace" fo:font-size="11.25pt"/>
    </style:style>
    <style:style style:name="P8" style:family="paragraph" style:parent-style-name="Standard">
      <style:text-properties officeooo:rsid="000607c7" officeooo:paragraph-rsid="000607c7"/>
    </style:style>
    <style:style style:name="P9" style:family="paragraph" style:parent-style-name="Standard">
      <style:paragraph-properties fo:break-before="page"/>
      <style:text-properties officeooo:rsid="0004174b" officeooo:paragraph-rsid="00041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 checklist eerste gesprek voor Data Flow Diagram</text:p>
      <text:p text:style-name="P1"/>
      <text:p text:style-name="P1">1: <text:tab/>Welke personen zij ner betrokken bij de app?</text:p>
      <text:p text:style-name="P1"><text:tab/>(info-leveranciers, app onderhouders, admin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:<text:tab/>Welke opslag plaatsen bestaan er voor deze app?</text:p>
      <text:p text:style-name="P1"><text:tab/>(Servers, servers van derden, lokaal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:<text:tab/>Welke processen zijn er betrokken bij de app?</text:p>
      <text:p text:style-name="P1"><text:tab/>(controle gegevens, controle faciliteiten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:<text:tab/>Mogelijke knelpunten + oorzaak en gevolgrelaties</text:p>
      <text:p text:style-name="P2"><text:tab/>(Verouderen van de app, teveel traffic, incompatibaliteit)</text:p>
      <text:p text:style-name="P9">Advies kan gaan over:</text:p>
      <text:p text:style-name="P4"/>
      <text:p text:style-name="P6">samenhang van processen </text:p>
      <text:p text:style-name="P7">o</text:p>
      <text:p text:style-name="P5">organisatie (rollen) </text:p>
      <text:p text:style-name="P7">o</text:p>
      <text:p text:style-name="P5">processtructuur </text:p>
      <text:p text:style-name="P7">o</text:p>
      <text:p text:style-name="P5">operationele/tactische besturing </text:p>
      <text:p text:style-name="P7">o</text:p>
      <text:p text:style-name="P5">informatievoorziening in een keten.</text:p>
      <text:p text:style-name="P4"/>
      <text:p text:style-name="P4"/>
      <text:p text:style-name="P8">Stel de requirements 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0:25:44.449210223</meta:creation-date>
    <dc:date>2016-04-28T20:46:24.090354189</dc:date>
    <meta:editing-duration>PT15M1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2" meta:paragraph-count="20" meta:word-count="86" meta:character-count="617" meta:non-whitespace-character-count="542"/>
  </office:meta>
</office:document-meta>
</file>